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25208" calcext:value-type="float">
            <text:p>25208</text:p>
          </table:table-cell>
          <table:table-cell office:value-type="float" office:value="38.11764706" calcext:value-type="float">
            <text:p>38.11764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2" calcext:value-type="float">
            <text:p>25.92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a822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float" office:value="85.78947368" calcext:value-type="float">
            <text:p>85.789473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2" calcext:value-type="float">
            <text:p>65.2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160:f2c0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32" calcext:value-type="float">
            <text:p>54.32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aa::212:7400:115e:aaca</text:p>
          </table:table-cell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float" office:value="76.10526316" calcext:value-type="float">
            <text:p>76.105263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84" calcext:value-type="float">
            <text:p>57.84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aa::212:7400:1160:fe72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2.48" calcext:value-type="float">
            <text:p>42.48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0d0:a7dc</text:p>
          </table:table-cell>
        </table:table-row>
        <table:table-row table:style-name="ro1">
          <table:table-cell office:value-type="float" office:value="25401" calcext:value-type="float">
            <text:p>25401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.04" calcext:value-type="float">
            <text:p>63.04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0cf:ce82</text:p>
          </table:table-cell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float" office:value="97.28571429" calcext:value-type="float">
            <text:p>97.28571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4.48" calcext:value-type="float">
            <text:p>54.48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aaa::212:7400:10d0:295f</text:p>
          </table:table-cell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float" office:value="93.11111111" calcext:value-type="float">
            <text:p>93.11111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.52" calcext:value-type="float">
            <text:p>33.52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3424</text:p>
          </table:table-cell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.16" calcext:value-type="float">
            <text:p>48.16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aaa::212:7400:10d0:4eb</text:p>
          </table:table-cell>
        </table:table-row>
        <table:table-row table:style-name="ro1">
          <table:table-cell office:value-type="float" office:value="25427" calcext:value-type="float">
            <text:p>25427</text:p>
          </table:table-cell>
          <table:table-cell office:value-type="float" office:value="89.83333333" calcext:value-type="float">
            <text:p>89.8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.12" calcext:value-type="float">
            <text:p>43.12</text:p>
          </table:table-cell>
          <table:table-cell table:number-columns-repeated="8"/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aa::212:7400:10d0:1f9c</text:p>
          </table:table-cell>
        </table:table-row>
        <table:table-row table:style-name="ro1">
          <table:table-cell office:value-type="float" office:value="25428" calcext:value-type="float">
            <text:p>25428</text:p>
          </table:table-cell>
          <table:table-cell office:value-type="float" office:value="93.4" calcext:value-type="float">
            <text:p>93.4</text:p>
          </table:table-cell>
          <table:table-cell table:number-columns-repeated="2"/>
          <table:table-cell office:value-type="float" office:value="37.36" calcext:value-type="float">
            <text:p>37.36</text:p>
          </table:table-cell>
          <table:table-cell table:number-columns-repeated="12"/>
          <table:table-cell table:formula="of:=SUM([.R1:.R10])/1250 * 100" office:value-type="float" office:value="37.36" calcext:value-type="float">
            <text:p>37.36</text:p>
          </table:table-cell>
          <table:table-cell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7"/>
          <table:table-cell office:value-type="float" office:value="1250" calcext:value-type="float">
            <text:p>1250</text:p>
          </table:table-cell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160:fe7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aa::212:7400:10d0:451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1f9c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a82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34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cf:d6c3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3f40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1a67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cf:ce82</text:p>
          </table:table-cell>
        </table:table-row>
        <table:table-row table:style-name="ro1">
          <table:table-cell table:number-columns-repeated="4"/>
          <table:table-cell table:formula="of:=SUM([.E1:.E9])/(9*50) * 100" office:value-type="float" office:value="93.1111111111111" calcext:value-type="float">
            <text:p>93.1111111111</text:p>
          </table:table-cell>
          <table:table-cell/>
        </table:table-row>
        <table:table-row table:style-name="ro1">
          <table:table-cell table:number-columns-repeated="4"/>
          <table:table-cell table:formula="of:=SUM([.E1:.E9])" office:value-type="float" office:value="419" calcext:value-type="float">
            <text:p>419</text:p>
          </table:table-cell>
          <table:table-cell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aa::212:7400:10cf:ce8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aa::212:7400:115e:c1a3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160:f2c0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cf:d6c3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160:f4e8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1f9c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aaa::212:7400:10d0:a7dc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aa::212:7400:eda:aeed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34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15e:be9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1a67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aa::212:7400:1022:99f6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160:fe7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15e:c545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aa::212:7400:10d0:451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eda:c2bf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a82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3f40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aaa::212:7400:115c:24a8</text:p>
          </table:table-cell>
        </table:table-row>
        <table:table-row table:style-name="ro1">
          <table:table-cell table:number-columns-repeated="4"/>
          <table:table-cell table:formula="of:=SUM([.E1:.E19])*100 / (19*50)" office:value-type="float" office:value="85.7894736842105" calcext:value-type="float">
            <text:p>85.78947368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.78947368" calcext:value-type="float">
            <text:p>85.78947368</text:p>
          </table:table-cell>
          <table:table-cell/>
        </table:table-row>
        <table:table-row table:style-name="ro1">
          <table:table-cell table:number-columns-repeated="4"/>
          <table:table-cell table:formula="of:=SUM([.E1:.E19])" office:value-type="float" office:value="815" calcext:value-type="float">
            <text:p>815</text:p>
          </table:table-cell>
          <table:table-cell/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aaa::212:7400:eda:c2bf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aa::212:7400:fed:20f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a82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aaa::212:7400:115e:be9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aa::212:7400:1160:fe7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34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aaa::212:7400:115c:24a8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1a67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aaa::212:7400:eda:aeed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a::212:7400:10d0:451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cf:ce8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aaa::212:7400:10d0:295f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aaa::212:7400:10d0:3f40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aaa::212:7400:115e:c545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aaa::212:7400:1022:99f6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aa::212:7400:115e:c6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aa::212:7400:115e:c39f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a::212:7400:1160:f2c0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aa::212:7400:10d0:4e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aa::212:7400:115e:aaca</text:p>
          </table:table-cell>
        </table:table-row>
        <table:table-row table:style-name="ro1">
          <table:table-cell table:number-columns-repeated="4"/>
          <table:table-cell table:formula="of:=SUM([.E1:.E20])*100 /(20*50)" office:value-type="float" office:value="67.9" calcext:value-type="float">
            <text:p>67.9</text:p>
          </table:table-cell>
          <table:table-cell/>
        </table:table-row>
        <table:table-row table:style-name="ro1">
          <table:table-cell table:number-columns-repeated="4"/>
          <table:table-cell table:formula="of:=SUM([.E1:.E20])" office:value-type="float" office:value="679" calcext:value-type="float">
            <text:p>679</text:p>
          </table:table-cell>
          <table:table-cell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15e:c545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aa::212:7400:10cf:d6c3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0d0:1a67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a::212:7400:1022:99f6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0d0:34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aa::212:7400:10d0:1f9c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aaa::212:7400:10d0:4e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aa::212:7400:1160:f4e8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160:fe7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aa::212:7400:10d0:451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d0:a82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aa::212:7400:115e:aaca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aa::212:7400:115e:c624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aa::212:7400:10cf:ce82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aa::212:7400:115c:24a8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a::212:7400:eda:c2bf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a::212:7400:fed:20f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aa::212:7400:115e:be9b</text:p>
          </table:table-cell>
        </table:table-row>
        <table:table-row table:style-name="ro1">
          <table:table-cell office:value-type="string" calcext:value-type="string">
            <text:p>keepSentRecv</text:p>
          </table:table-cell>
          <table:table-cell office:value-type="string" calcext:value-type="string">
            <text:p>s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aa::212:7400:10d0:3f40</text:p>
          </table:table-cell>
        </table:table-row>
        <table:table-row table:style-name="ro1">
          <table:table-cell table:number-columns-repeated="4"/>
          <table:table-cell table:formula="of:=SUM([.E1:.E19])*100 /(19*50)" office:value-type="float" office:value="76.1052631578947" calcext:value-type="float">
            <text:p>76.1052631579</text:p>
          </table:table-cell>
          <table:table-cell/>
        </table:table-row>
        <table:table-row table:style-name="ro1">
          <table:table-cell table:number-columns-repeated="4"/>
          <table:table-cell table:formula="of:=SUM([.E1:.E19])" office:value-type="float" office:value="723" calcext:value-type="float">
            <text:p>7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.10526316" calcext:value-type="float">
            <text:p>76.105263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6:55:09.136944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7:05:15.574724190</meta:creation-date>
    <dc:date>2016-01-25T19:27:29.451809946</dc:date>
    <meta:editing-duration>PT1H12M56S</meta:editing-duration>
    <meta:editing-cycles>18</meta:editing-cycles>
    <meta:generator>LibreOffice/4.2.8.2$Linux_X86_64 LibreOffice_project/420m0$Build-2</meta:generator>
    <meta:document-statistic meta:table-count="5" meta:cell-count="517" meta:object-count="0"/>
  </office:meta>
</office:document-meta>
</file>